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paragraph-properties fo:margin-left="0cm" fo:margin-right="0cm" fo:text-align="start" style:justify-single-word="false" fo:text-indent="0cm" style:auto-text-indent="false"/>
    </style:style>
    <style:style style:name="P3"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T1" style:family="text">
      <style:text-properties fo:color="#7f0055" style:font-name="Monospace" fo:font-size="10pt" fo:font-weight="bold" style:font-size-asian="10pt" style:font-weight-asian="bold"/>
    </style:style>
    <style:style style:name="T2" style:family="text">
      <style:text-properties fo:color="#000000" style:font-name="Monospace" fo:font-size="10pt" style:font-size-asian="10pt"/>
    </style:style>
    <style:style style:name="T3" style:family="text">
      <style:text-properties fo:color="#000000" style:font-name="Monospace" fo:font-size="10pt" fo:font-weight="bold" style:font-size-asian="10pt" style:font-weight-asian="bold"/>
    </style:style>
    <style:style style:name="T4" style:family="text">
      <style:text-properties fo:color="#005032" style:font-name="Monospace" fo:font-size="10pt" style:font-size-asian="10pt"/>
    </style:style>
    <style:style style:name="T5" style:family="text">
      <style:text-properties fo:color="#3f7f5f" style:font-name="Monospace" fo:font-size="10pt" style:font-size-asian="10pt"/>
    </style:style>
    <style:style style:name="T6" style:family="text">
      <style:text-properties fo:color="#3f7f5f" style:font-name="Monospace" fo:font-size="10pt" style:text-underline-style="solid" style:text-underline-width="auto" style:text-underline-color="font-color" style:font-size-asian="10pt"/>
    </style:style>
    <style:style style:name="T7" style:family="text">
      <style:text-properties fo:color="#0000c0" style:font-name="Monospace" fo:font-size="10pt" style:font-size-asian="10pt"/>
    </style:style>
    <style:style style:name="T8" style:family="text">
      <style:text-properties fo:color="#2a00ff" style:font-name="Monospace" fo:font-size="10pt" style:font-size-asian="10pt"/>
    </style:style>
    <style:style style:name="T9" style:family="text">
      <style:text-properties fo:color="#642880" style:font-name="Monospace" fo:font-size="10pt" fo:font-weight="bold" style:font-size-asian="10pt" style:font-weight-asian="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952169708192540655" text:style-name="L1">
        <text:list-item>
          <text:p text:style-name="P1">Czym jest problem plecakowy? [in. KNAPSACK PROBLEM]</text:p>
          <text:p text:style-name="P1">Mając plecak o zadanej pojemności staramy się wypełnić go tak, aby łączna wartość przedmiotów znajdujących się w jego wnętrzu była jak największa. Jednocześnie musimy pamiętać o tym żeby suma wag przedmiotów nie była większa od maksymalnej pojemności plecaka. Problem ten najczęściej przedstawia się za pomocą złodzieja, który chce obrabować sklep. Złodziej chce wynieść ze sklepu jak największą wartość towaru, jednocześnie ma świadomość, że pojemność jego bagażu jest ograniczona.</text:p>
        </text:list-item>
        <text:list-item>
          <text:p text:style-name="P1">Algorytmy zachłanne</text:p>
          <text:p text:style-name="P1">Działanie algorytmów zachłannych przypomina podejście racjonalnie myślącego człowieka. Wybierając przedmioty do plecaka kierowałby się on następującymi kryterium</text:p>
          <text:list>
            <text:list-item>
              <text:p text:style-name="P1">Sortowanie według wartości towaru</text:p>
              <text:p text:style-name="P1">jest to najczęściej wybierana metoda, jednak jak łatwo zauważyć przy kierowaniu się wyłącznie wartością towaru pomijamy drugą równie ważną cechę – wagę. Towar o większej wartości może okazać się bardzo ciężki, wtedy algorytm ten okaże się nieoptymalny, gdyż nasz plecak szybko się zapełni ciężkimi przedmiotami.</text:p>
            </text:list-item>
            <text:list-item>
              <text:p text:style-name="P1">Sortowanie według objętości</text:p>
              <text:p text:style-name="P1">algorytm ten przypomina bardzo sortowanie według wartości, w tym przypadku algorytm wybierze nam dużą ilość przedmiotów (ponieważ bierzemy ich najmniejsze wielkości)., jednak podobnie jak poprzedni algorytm nie jest on wydajny. Małe przedmioty mogą mieć małą wartość.</text:p>
            </text:list-item>
            <text:list-item>
              <text:p text:style-name="P1">Sortowanie według współczynnika wartość/objętość</text:p>
              <text:p text:style-name="P1">Ta metoda wydaje się już dużo bardziej rozsądna, bierzemy bowiem pod uwagę oby dwie cechy przedmiotu. I tak jest też jest w rzeczywistości – sortowanie według współczynnika powoduje wybranie przedmiotów o najlepszym stosunku wartości do masy. Jednak i ten algorytm ma swoje wady, a mianowicie nadal nie możemy dobrze wypełnić plecaka. Powtarza się sytuacja z pierwszego algorytmu, który może zostawić w plecaku sporo wolnej przestrzeni, gdyż algorytm bierze elementy „po kolei”.</text:p>
            </text:list-item>
          </text:list>
        </text:list-item>
        <text:list-item>
          <text:p text:style-name="P1">Algorytm dynamicznego programowania I/0</text:p>
          <text:list>
            <text:list-header>
              <text:p text:style-name="P1">Metoda dynamicznego programowania pozwala na znalezienie optymalnego rozwiązania problemu plecakowego. Jest ona oparta o algorytm „dziel i zwyciężaj”. Dla uproszczenia problemu przyjmuje się małą wagę plecaka i małą liczbę elementów, dzięki takiemu zabiegowi „wielkość” naszego problemu znacznie się zmniejszy. Na kolejnym slajdzie pokażemy dlaczego właśnie ważne jest przyjęcie tak uproszczonych danych. Dodatkowo przyjąć musimy, że pojemność maksymalna naszego plecaka zmienia się od zera do maksium w krokach co 1.</text:p>
            </text:list-header>
            <text:list-item>
              <text:p text:style-name="P1">Aby algorytm działał prawidłowo musimy stworzyć pomocniczą tablicę. W górnym wierszu tabeli będziemy indeksować pojemność plecaka, po lewej stronie w kolumnie kolejne indeksy do przedmiotów w naszym sklepie. Tymczasowa tabela powinna mieć rozmiar o jeden większy naszych rozmiarów (wielkość plecaka oraz indeksy do elementów w magazynie). Teraz będziemy się koncentrować wyłącznie na naszej tymczasowej tabeli i magazynem z towarami. Do przesuwania się po tablicy służy podwójna pętla. Możemy zauważyć w niej 3 warunki, jednak pierwszy służy tylko wypełnieniu brzegów zerami. Dzięki tej czynności łatwiej będzie zakończyć późniejsze przeszukiwanie tablicy. Kolejne 2 warunki oraz działanie całego algorytmu w praktyce pokażemy wam na konkretnym przykładzie.</text:p>
            </text:list-item>
            <text:list-item>
              <text:p text:style-name="P1">Jak możemy zauważyć maksymalna wielkość naszego plecaka wynosi 5, w tym celu tworzymy 6 kolumn, liczba elementów wynosi 4 więc tworzymy 5 wierszy. W kolejnym kroku wypełniamy brzegi zerami (1 warunek).</text:p>
            </text:list-item>
            <text:list-item>
              <text:p text:style-name="P1">Wytłumaczenie kolejnych kroków – patrz kod programu:</text:p>
            </text:list-item>
          </text:list>
        </text:list-item>
      </text:list>
      <text:p text:style-name="Standard"/>
      <text:p text:style-name="Standard"/>
      <text:p text:style-name="Standard"/>
      <text:p text:style-name="Standard"><text:soft-page-break/><text:span text:style-name="T1">void</text:span><text:span text:style-name="T2"> </text:span><text:span text:style-name="T3">Magazyn::knapsack</text:span><text:span text:style-name="T2">(</text:span><text:span text:style-name="T1">int</text:span><text:span text:style-name="T2"> wielkosc,</text:span><text:span text:style-name="T4">Plecak</text:span><text:span text:style-name="T2"> &amp; pl_podany) {</text:span></text:p>
      <text:p text:style-name="P2"><text:span text:style-name="T2"><text:tab/></text:span><text:span text:style-name="T1">int</text:span><text:span text:style-name="T2"> i, j; </text:span><text:span text:style-name="T5">// </text:span><text:span text:style-name="T6">pomocnicze</text:span><text:span text:style-name="T5"> </text:span><text:span text:style-name="T6">liczniki</text:span></text:p>
      <text:p text:style-name="P2"><text:span text:style-name="T2"><text:tab/></text:span><text:span text:style-name="T1">int</text:span><text:span text:style-name="T2"> tmp[</text:span><text:span text:style-name="T7">ROZMIAR</text:span><text:span text:style-name="T2"> + 1][wielkosc + 1]; </text:span><text:span text:style-name="T5">// </text:span><text:span text:style-name="T6">tablica</text:span><text:span text:style-name="T5"> </text:span><text:span text:style-name="T6">pomocnicza</text:span><text:span text:style-name="T5"> do </text:span><text:span text:style-name="T6">przechowywania</text:span><text:span text:style-name="T5"> </text:span><text:span text:style-name="T6">danych</text:span></text:p>
      <text:p text:style-name="P3"/>
      <text:p text:style-name="P2"><text:span text:style-name="T2"><text:tab/></text:span><text:span text:style-name="T1">for</text:span><text:span text:style-name="T2"> (i = 0; i &lt;= </text:span><text:span text:style-name="T7">ROZMIAR</text:span><text:span text:style-name="T2">; i++) {</text:span></text:p>
      <text:p text:style-name="P2"><text:span text:style-name="T2"><text:tab/><text:tab/></text:span><text:span text:style-name="T1">for</text:span><text:span text:style-name="T2"> (j = 0; j &lt;= wielkosc; j++) {</text:span></text:p>
      <text:p text:style-name="P2"><text:span text:style-name="T2"><text:tab/><text:tab/><text:tab/></text:span><text:span text:style-name="T1">if</text:span><text:span text:style-name="T2"> (i == 0 || j == 0) { </text:span><text:span text:style-name="T5">// </text:span><text:span text:style-name="T6">zerowe</text:span><text:span text:style-name="T5"> </text:span><text:span text:style-name="T6">indeksy</text:span><text:span text:style-name="T5"> </text:span><text:span text:style-name="T6">wypełniamy</text:span><text:span text:style-name="T5"> </text:span><text:span text:style-name="T6">zerami</text:span></text:p>
      <text:p text:style-name="P2"><text:span text:style-name="T2"><text:tab/><text:tab/><text:tab/><text:tab/>tmp[i][j] = 0;</text:span></text:p>
      <text:p text:style-name="P2"><text:span text:style-name="T2"><text:tab/><text:tab/><text:tab/>}</text:span></text:p>
      <text:p text:style-name="P2"><text:span text:style-name="T2"><text:tab/><text:tab/><text:tab/></text:span><text:span text:style-name="T1">else</text:span><text:span text:style-name="T2"> </text:span><text:span text:style-name="T1">if</text:span><text:span text:style-name="T2"> (</text:span><text:span text:style-name="T7">tab</text:span><text:span text:style-name="T2">[i].get_masa() &lt;= j) {</text:span></text:p>
      <text:p text:style-name="P2"><text:span text:style-name="T2"><text:tab/><text:tab/><text:tab/><text:tab/></text:span><text:span text:style-name="T5">// </text:span><text:span text:style-name="T6">znalezienie</text:span><text:span text:style-name="T5"> </text:span><text:span text:style-name="T6">maksimum</text:span></text:p>
      <text:p text:style-name="P2"><text:span text:style-name="T2"><text:tab/><text:tab/><text:tab/><text:tab/>tmp[i][j] = max(</text:span></text:p>
      <text:p text:style-name="P2"><text:span text:style-name="T2"><text:tab/><text:tab/><text:tab/></text:span><text:span text:style-name="T7">tab</text:span><text:span text:style-name="T2">[i].get_wartosc() + tmp[i - 1][j - </text:span><text:span text:style-name="T7">tab</text:span><text:span text:style-name="T2">[i].get_masa()],</text:span></text:p>
      <text:p text:style-name="P2"><text:span text:style-name="T2"><text:tab/><text:tab/><text:tab/><text:tab/><text:tab/><text:tab/>tmp[i - 1][j]);</text:span></text:p>
      <text:p text:style-name="P2"><text:span text:style-name="T2"><text:tab/><text:tab/><text:tab/>}</text:span></text:p>
      <text:p text:style-name="P2"><text:span text:style-name="T2"><text:tab/><text:tab/><text:tab/></text:span><text:span text:style-name="T1">else</text:span><text:span text:style-name="T2"> { </text:span><text:span text:style-name="T5">// </text:span><text:span text:style-name="T6">zwykłe</text:span><text:span text:style-name="T5"> </text:span><text:span text:style-name="T6">przepisanie</text:span><text:span text:style-name="T5"> z </text:span><text:span text:style-name="T6">wyższego</text:span><text:span text:style-name="T5"> </text:span><text:span text:style-name="T6">indeksu</text:span><text:span text:style-name="T5"> </text:span><text:span text:style-name="T6">tablicy</text:span></text:p>
      <text:p text:style-name="P2"><text:span text:style-name="T2"><text:tab/><text:tab/><text:tab/><text:tab/>tmp[i][j] = tmp[i - 1][j];</text:span></text:p>
      <text:p text:style-name="P2"><text:span text:style-name="T2"><text:tab/><text:tab/><text:tab/>}</text:span></text:p>
      <text:p text:style-name="P2"><text:span text:style-name="T2"><text:tab/><text:tab/>}</text:span></text:p>
      <text:p text:style-name="P2"><text:span text:style-name="T2"><text:tab/>}</text:span></text:p>
      <text:p text:style-name="P2"><text:span text:style-name="T2"><text:tab/></text:span><text:span text:style-name="T5">// </text:span><text:span text:style-name="T6">pomocnicze</text:span><text:span text:style-name="T5"> </text:span><text:span text:style-name="T6">wyświetlanie</text:span><text:span text:style-name="T5"> </text:span><text:span text:style-name="T6">zawartości</text:span><text:span text:style-name="T5"> </text:span><text:span text:style-name="T6">tablicy</text:span></text:p>
      <text:p text:style-name="P2"><text:span text:style-name="T2"><text:tab/></text:span><text:span text:style-name="T1">for</text:span><text:span text:style-name="T2"> (i = 0; i &lt;= </text:span><text:span text:style-name="T7">ROZMIAR</text:span><text:span text:style-name="T2">; i++) {</text:span></text:p>
      <text:p text:style-name="P2"><text:span text:style-name="T2"><text:tab/><text:tab/></text:span><text:span text:style-name="T1">for</text:span><text:span text:style-name="T2"> (j = 0; j &lt;= wielkosc; j++) {</text:span></text:p>
      <text:p text:style-name="P2"><text:span text:style-name="T2"><text:tab/><text:tab/><text:tab/>cout &lt;&lt; tmp[i][j] &lt;&lt; </text:span><text:span text:style-name="T8">" "</text:span><text:span text:style-name="T2">;</text:span></text:p>
      <text:p text:style-name="P2"><text:span text:style-name="T2"><text:tab/><text:tab/>}</text:span></text:p>
      <text:p text:style-name="P2"><text:span text:style-name="T2"><text:tab/><text:tab/>cout &lt;&lt; </text:span><text:span text:style-name="T9">endl</text:span><text:span text:style-name="T2">;</text:span></text:p>
      <text:p text:style-name="P2"><text:span text:style-name="T2"><text:tab/>}</text:span></text:p>
      <text:p text:style-name="P3"/>
      <text:p text:style-name="P2"><text:span text:style-name="T2"><text:tab/>i = </text:span><text:span text:style-name="T7">ROZMIAR</text:span><text:span text:style-name="T2">;</text:span></text:p>
      <text:p text:style-name="P2"><text:span text:style-name="T2"><text:tab/>j = wielkosc;</text:span></text:p>
      <text:p text:style-name="P3"/>
      <text:p text:style-name="P2"><text:span text:style-name="T2"><text:tab/></text:span><text:span text:style-name="T1">while</text:span><text:span text:style-name="T2"> (i &gt; 0 &amp;&amp; j &gt; 0) {</text:span></text:p>
      <text:p text:style-name="P2"><text:span text:style-name="T2"><text:tab/><text:tab/></text:span><text:span text:style-name="T1">if</text:span><text:span text:style-name="T2"> (tmp[i][j] != tmp[i - 1][j]) {</text:span></text:p>
      <text:p text:style-name="P2"><text:span text:style-name="T2"><text:tab/><text:tab/><text:tab/>pl_podany.dodaj(</text:span><text:span text:style-name="T7">tab</text:span><text:span text:style-name="T2">[i]);</text:span></text:p>
      <text:p text:style-name="P2"><text:span text:style-name="T2"><text:tab/><text:tab/><text:tab/>j = j - </text:span><text:span text:style-name="T7">tab</text:span><text:span text:style-name="T2">[i].get_masa();</text:span></text:p>
      <text:p text:style-name="P2"><text:span text:style-name="T2"><text:tab/><text:tab/><text:tab/>i = i - 1;</text:span></text:p>
      <text:p text:style-name="P2"><text:span text:style-name="T2"><text:tab/><text:tab/>}</text:span></text:p>
      <text:p text:style-name="P2"><text:span text:style-name="T2"><text:tab/><text:tab/></text:span><text:span text:style-name="T1">else</text:span><text:span text:style-name="T2"> {</text:span></text:p>
      <text:p text:style-name="P2"><text:span text:style-name="T2"><text:tab/><text:tab/><text:tab/>i = i - 1;</text:span></text:p>
      <text:p text:style-name="P2"><text:span text:style-name="T2"><text:tab/><text:tab/>}</text:span></text:p>
      <text:p text:style-name="P2"><text:span text:style-name="T2"><text:tab/>}</text:span></text:p>
      <text:p text:style-name="P2"><text:span text:style-name="T2">}</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1:00:31.72</meta:creation-date>
    <meta:generator>LibreOffice/5.1.6.2$Linux_X86_64 LibreOffice_project/10m0$Build-2</meta:generator>
    <dc:date>2017-06-21T20:43:35.973862856</dc:date>
    <meta:editing-duration>PT58M25S</meta:editing-duration>
    <meta:editing-cycles>10</meta:editing-cycles>
    <meta:document-statistic meta:table-count="0" meta:image-count="0" meta:object-count="0" meta:page-count="2" meta:paragraph-count="54" meta:word-count="655" meta:character-count="4400" meta:non-whitespace-character-count="3718"/>
  </office:meta>
</office:document-meta>
</file>